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  <style:text-properties officeooo:paragraph-rsid="0019b4fb"/>
    </style:style>
    <style:style style:name="P2" style:family="paragraph" style:parent-style-name="Heading_20_1">
      <loext:graphic-properties draw:fill="solid" draw:fill-color="#ffffff"/>
      <style:paragraph-properties fo:margin-top="0in" fo:margin-bottom="0in" style:contextual-spacing="false" fo:line-height="100%" fo:background-color="#ffffff" style:vertical-align="baseline"/>
      <style:text-properties officeooo:paragraph-rsid="001c6475"/>
    </style:style>
    <style:style style:name="P3" style:family="paragraph" style:parent-style-name="Normal_20__28_Web_29_">
      <loext:graphic-properties draw:fill="solid" draw:fill-color="#fbfbfb"/>
      <style:paragraph-properties fo:margin-top="0in" fo:margin-bottom="0in" style:contextual-spacing="false" style:line-height-at-least="0.1772in" fo:background-color="#fbfbfb"/>
      <style:text-properties officeooo:paragraph-rsid="001c6475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en" fo:country="US" fo:font-weight="bold" officeooo:paragraph-rsid="001c6475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en" fo:country="US" officeooo:paragraph-rsid="0019b4fb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en" fo:country="US" officeooo:paragraph-rsid="001c6475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paragraph-rsid="0019b4fb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paragraph-rsid="001c6475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paragraph-rsid="0019b4fb" fo:background-color="#ffffff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officeooo:paragraph-rsid="0019b4fb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officeooo:paragraph-rsid="001c6475"/>
    </style:style>
    <style:style style:name="T1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officeooo:rsid="0019b4fb" style:font-size-asian="12pt" style:font-name-complex="Times New Roman1" style:font-size-complex="12pt"/>
    </style:style>
    <style:style style:name="T3" style:family="text">
      <style:text-properties style:font-name="Times New Roman" fo:font-size="12pt" fo:language="en" fo:country="US" officeooo:rsid="001c6475" style:font-size-asian="12pt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9b4fb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c6475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208f91" style:font-size-asian="12pt" style:font-name-complex="Times New Roman1" style:font-size-complex="12pt"/>
    </style:style>
    <style:style style:name="T8" style:family="text">
      <style:text-properties style:font-name="Times New Roman" fo:font-size="12pt" fo:background-color="#ffffff" loext:char-shading-value="0" style:font-size-asian="12pt" style:font-name-complex="Times New Roman1" style:font-size-complex="12pt"/>
    </style:style>
    <style:style style:name="T9" style:family="text">
      <style:text-properties style:font-name="Times New Roman" fo:font-size="12pt" fo:background-color="#ffffff" loext:char-shading-value="0" style:font-size-asian="12pt" style:font-name-complex="Times New Roman1" style:font-size-complex="12pt" style:font-style-complex="italic"/>
    </style:style>
    <style:style style:name="T10" style:family="text">
      <style:text-properties style:font-name="Times New Roman" fo:font-size="12pt" fo:background-color="#ffffff" loext:char-shading-value="0" style:font-size-asian="12pt" style:font-name-complex="Times New Roman1" style:font-size-complex="10.5pt"/>
    </style:style>
    <style:style style:name="T11" style:family="text">
      <style:text-properties style:font-name="Times New Roman" fo:font-size="12pt" fo:background-color="#fbfbfb" loext:char-shading-value="0" style:font-size-asian="12pt" style:font-name-complex="Times New Roman1" style:font-size-complex="12pt"/>
    </style:style>
    <style:style style:name="T12" style:family="text">
      <style:text-properties style:use-window-font-color="true" loext:opacity="0%" style:font-name="Times New Roman" fo:font-size="12pt" style:font-size-asian="12pt" style:font-name-complex="Times New Roman1" style:font-size-complex="12pt" loext:padding="0in" loext:border="none" loext:shadow="none"/>
    </style:style>
    <style:style style:name="T13" style:family="text">
      <style:text-properties style:use-window-font-color="true" loext:opacity="0%" style:font-name="Times New Roman" fo:font-size="12pt" fo:language="en" fo:country="US" style:font-size-asian="12pt" style:font-name-complex="Times New Roman1" style:font-size-complex="12pt" loext:padding="0in" loext:border="none" loext:shadow="none"/>
    </style:style>
    <style:style style:name="T14" style:family="text">
      <style:text-properties loext:padding="0in" loext:border="none" loext:shadow="none"/>
    </style:style>
    <style:style style:name="T15" style:family="text">
      <style:text-properties fo:language="en" fo:country="US" loext:padding="0in" loext:border="none" loext:shadow="none"/>
    </style:style>
    <style:style style:name="T16" style:family="text">
      <style:text-properties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) рекламировать</text:p>
      <text:p text:style-name="P5">2) рекламное объявление</text:p>
      <text:p text:style-name="P7">3) рекламодатель</text:p>
      <text:p text:style-name="P7">4) рекламная деятельность, рекламирование</text:p>
      <text:p text:style-name="P5">5) рекламное агентство</text:p>
      <text:p text:style-name="P5">6) рекламная кампания</text:p>
      <text:p text:style-name="P1"><text:span text:style-name="T1">7) </text:span><text:span text:style-name="T4">директор</text:span><text:span text:style-name="T1"> </text:span><text:span text:style-name="T4">по</text:span><text:span text:style-name="T1"> </text:span><text:span text:style-name="T4">рекламе</text:span></text:p>
      <text:p text:style-name="P1"><text:span text:style-name="T1">8) </text:span><text:span text:style-name="T4">менеджер</text:span><text:span text:style-name="T1"> </text:span><text:span text:style-name="T4">по</text:span><text:span text:style-name="T1"> </text:span><text:span text:style-name="T4">рекламе</text:span></text:p>
      <text:p text:style-name="P7">9) изображение</text:p>
      <text:p text:style-name="P7">10) мелодия для рекламного ролика</text:p>
      <text:p text:style-name="P1"><text:span text:style-name="T1">11) </text:span><text:span text:style-name="T4">логотип</text:span></text:p>
      <text:p text:style-name="P1"><text:span text:style-name="T1">12) </text:span><text:span text:style-name="T4">слоган</text:span></text:p>
      <text:p text:style-name="P1"><text:span text:style-name="T4">13) </text:span><text:span text:style-name="T5">п</text:span><text:span text:style-name="T4">оощрять что-либо, стимулировать, способствовать</text:span></text:p>
      <text:p text:style-name="P7">14) рекомендовать, одобрять</text:p>
      <text:p text:style-name="P1"><text:span text:style-name="T1">15) </text:span><text:span text:style-name="T4">продвигать</text:span><text:span text:style-name="T1">, </text:span><text:span text:style-name="T4">рекламировать</text:span></text:p>
      <text:p text:style-name="P1"><text:span text:style-name="T1">16) </text:span><text:span text:style-name="T4">баннер</text:span></text:p>
      <text:p text:style-name="P1"><text:span text:style-name="T1">17) </text:span><text:span text:style-name="T2">р</text:span><text:span text:style-name="T4">екламный</text:span><text:span text:style-name="T1"> </text:span><text:span text:style-name="T4">щит</text:span></text:p>
      <text:p text:style-name="P7">18) брошюра</text:p>
      <text:p text:style-name="P7">19) рекламирование товара известным человеком</text:p>
      <text:p text:style-name="P7">20) рекламная листовка</text:p>
      <text:p text:style-name="P7">21) рекламная листовка</text:p>
      <text:p text:style-name="P7">22) рекламное объявление в журнале /газете</text:p>
      <text:p text:style-name="P1"><text:span text:style-name="T4">23) </text:span><text:span text:style-name="w"><text:span text:style-name="T9">каталог</text:span></text:span><text:span text:style-name="Emphasis"><text:span text:style-name="T8"> </text:span></text:span><text:span text:style-name="w"><text:span text:style-name="T9">товаров</text:span></text:span><text:span text:style-name="Emphasis"><text:span text:style-name="T8">, </text:span></text:span><text:span text:style-name="w"><text:span text:style-name="T9">которые</text:span></text:span><text:span text:style-name="Emphasis"><text:span text:style-name="T8"> </text:span></text:span><text:span text:style-name="w"><text:span text:style-name="T9">можно</text:span></text:span><text:span text:style-name="Emphasis"><text:span text:style-name="T8"> </text:span></text:span><text:span text:style-name="w"><text:span text:style-name="T9">заказать</text:span></text:span><text:span text:style-name="Emphasis"><text:span text:style-name="T8"> </text:span></text:span><text:span text:style-name="w"><text:span text:style-name="T9">по</text:span></text:span><text:span text:style-name="Emphasis"><text:span text:style-name="T8"> </text:span></text:span><text:span text:style-name="w"><text:span text:style-name="T9">почте</text:span></text:span></text:p>
      <text:p text:style-name="P7">24) всплывающее окно на экране (монитора)</text:p>
      <text:p text:style-name="P7">25) плакат, постер</text:p>
      <text:p text:style-name="P7">26) скрытая реклама продукта (обычно в фильмах)</text:p>
      <text:p text:style-name="P1"><text:span text:style-name="T4">27) </text:span><text:span text:style-name="w"><text:span text:style-name="T8">рекламные</text:span></text:span><text:span text:style-name="T8"> </text:span><text:span text:style-name="w"><text:span text:style-name="T8">щиты</text:span></text:span><text:span text:style-name="T8">, </text:span><text:span text:style-name="w"><text:span text:style-name="T8">прикрепляемые</text:span></text:span><text:span text:style-name="T8"> </text:span><text:span text:style-name="w"><text:span text:style-name="T8">спереди</text:span></text:span><text:span text:style-name="T8"> </text:span><text:span text:style-name="w"><text:span text:style-name="T8">и</text:span></text:span><text:span text:style-name="T8"> </text:span><text:span text:style-name="w"><text:span text:style-name="T8">сзади</text:span></text:span><text:span text:style-name="T8"> </text:span><text:span text:style-name="w"><text:span text:style-name="T8">к</text:span></text:span><text:span text:style-name="T8"> </text:span><text:span text:style-name="w"><text:span text:style-name="T8">несуще</text:span></text:span><text:span text:style-name="T8">му их </text:span></text:p>
      <text:p text:style-name="P9">человеку</text:p>
      <text:p text:style-name="P1"><text:span text:style-name="T4">28) <text:s/></text:span><text:span text:style-name="w"><text:span text:style-name="T8">надпись</text:span></text:span><text:span text:style-name="T8">, </text:span><text:span text:style-name="w"><text:span text:style-name="T8">вычерчиваемая</text:span></text:span><text:span text:style-name="T8"> </text:span><text:span text:style-name="w"><text:span text:style-name="T8">в</text:span></text:span><text:span text:style-name="T8"> </text:span><text:span text:style-name="w"><text:span text:style-name="T8">воздухе</text:span></text:span><text:span text:style-name="T8"> </text:span><text:span text:style-name="w"><text:span text:style-name="T8">самолетом</text:span></text:span><text:span text:style-name="T8">; </text:span><text:span text:style-name="w"><text:span text:style-name="T8">воздушная</text:span></text:span><text:span text:style-name="T8"> </text:span><text:span text:style-name="w"><text:span text:style-name="T8">реклама</text:span></text:span></text:p>
      <text:p text:style-name="P1"><text:span text:style-name="T4">29) </text:span><text:span text:style-name="T11">спонсорская поддержка</text:span></text:p>
      <text:p text:style-name="P7">30) рекламный ролик на телевидении / радио</text:p>
      <text:p text:style-name="P1"><text:span text:style-name="T1">31)</text:span><text:span text:style-name="T4">привлекающий</text:span><text:span text:style-name="T1"> </text:span><text:span text:style-name="T4">внимание</text:span></text:p>
      <text:p text:style-name="P1"><text:span text:style-name="T4"/></text:p>
      <text:p text:style-name="P11"><text:span text:style-name="T1">31) </text:span><text:span text:style-name="T3">п</text:span><text:span text:style-name="T4">ривлекающий</text:span><text:span text:style-name="T1"> </text:span><text:span text:style-name="T4">внимание</text:span></text:p>
      <text:p text:style-name="P11"><text:span text:style-name="T4">32) запоминающийся</text:span></text:p>
      <text:p text:style-name="P11"><text:span text:style-name="T4">33) скучный, унылый</text:span></text:p>
      <text:p text:style-name="P11"><text:span text:style-name="T4">34) эффективный, результативный</text:span></text:p>
      <text:p text:style-name="P11"><text:span text:style-name="T4">35) экзотический, необычный</text:span></text:p>
      <text:p text:style-name="P11"><text:span text:style-name="T4">36) </text:span><text:span text:style-name="w"><text:span text:style-name="T10">привлекающий</text:span></text:span><text:span text:style-name="T10"> </text:span><text:span text:style-name="w"><text:span text:style-name="T10">внимание, бросающийся</text:span></text:span><text:span text:style-name="T10"> </text:span><text:span text:style-name="w"><text:span text:style-name="T10">в</text:span></text:span><text:span text:style-name="T10"> </text:span><text:span text:style-name="w"><text:span text:style-name="T10">глаза</text:span></text:span></text:p>
      <text:h text:style-name="P2" text:outline-level="1"><text:span text:style-name="T12">37) юмористический, шуточный </text:span></text:h>
      <text:p text:style-name="P3"><text:span text:style-name="T14">38) </text:span><text:span text:style-name="T16">воображаемый</text:span></text:p>
      <text:p text:style-name="P11"><text:span text:style-name="T4">39) интригующий, захватывающий</text:span></text:p>
      <text:p text:style-name="P11"><text:span text:style-name="T4">40) раздражающий</text:span></text:p>
      <text:p text:style-name="P11"><text:span text:style-name="T4"/></text:p>
      <text:p text:style-name="P11"><text:span text:style-name="T4">41) вводящий в заблуждение</text:span></text:p>
      <text:p text:style-name="P11"><text:span text:style-name="T4">42) заметный</text:span></text:p>
      <text:p text:style-name="P11"><text:span text:style-name="T4">43) оригинальный</text:span></text:p>
      <text:p text:style-name="P11"><text:span text:style-name="T4">44) убедительный</text:span></text:p>
      <text:p text:style-name="P11"><text:span text:style-name="T4">45) мощный, убедительный</text:span></text:p>
      <text:p text:style-name="P11"><text:span text:style-name="T4">46) узнаваемый</text:span></text:p>
      <text:p text:style-name="P11"><text:span text:style-name="T4">47) романтический, романтичный</text:span></text:p>
      <text:p text:style-name="P11"><text:span text:style-name="T4">48) шокирующий, потрясающий</text:span></text:p>
      <text:p text:style-name="P11"><text:soft-page-break/><text:span text:style-name="T4">49) утонченный, изысканный; замысловатый</text:span></text:p>
      <text:p text:style-name="P11"><text:span text:style-name="T4">50) остроумный</text:span></text:p>
      <text:p text:style-name="P8"/>
      <text:p text:style-name="P11"><text:span text:style-name="T1">51) рекламировать </text:span><text:span text:style-name="T4">продукт</text:span><text:span text:style-name="T1">/</text:span><text:span text:style-name="T4">услугу</text:span></text:p>
      <text:p text:style-name="P11"><text:span text:style-name="T1">52) </text:span><text:span text:style-name="T4">легко</text:span><text:span text:style-name="T1"> </text:span><text:span text:style-name="T4">привлечь</text:span><text:span text:style-name="T1"> </text:span><text:span text:style-name="T4">чье</text:span><text:span text:style-name="T1">-</text:span><text:span text:style-name="T4">то</text:span><text:span text:style-name="T1"> </text:span><text:span text:style-name="T4">внимание</text:span></text:p>
      <text:p text:style-name="P11"><text:span text:style-name="T1">53) </text:span><text:span text:style-name="T4">быть</text:span><text:span text:style-name="T1"> </text:span><text:span text:style-name="T4">сосредоточенным</text:span><text:span text:style-name="T1"> </text:span><text:span text:style-name="T4">на</text:span><text:span text:style-name="T1"> </text:span><text:span text:style-name="T4">продукте</text:span><text:span text:style-name="T1">/</text:span><text:span text:style-name="T4">услуге</text:span></text:p>
      <text:p text:style-name="P11"><text:span text:style-name="T4">54) быть исключительно информативным</text:span></text:p>
      <text:p text:style-name="P6">55) быть ключом к хорошей рекламе</text:p>
      <text:p text:style-name="P6">56) быть самым важным аспектом рекламы</text:p>
      <text:p text:style-name="P11"><text:span text:style-name="T1">57) </text:span><text:span text:style-name="T4">становиться</text:span><text:span text:style-name="T1"> </text:span><text:span text:style-name="T4">раздражающим</text:span></text:p>
      <text:p text:style-name="P11"><text:span text:style-name="T1">58) </text:span><text:span text:style-name="T4">бежать</text:span><text:span text:style-name="T1"> </text:span><text:span text:style-name="T4">от</text:span><text:span text:style-name="T1"> </text:span><text:span text:style-name="T4">реальности</text:span></text:p>
      <text:p text:style-name="P11"><text:span text:style-name="T1">59) </text:span><text:span text:style-name="T4">оказывать</text:span><text:span text:style-name="T1"> </text:span><text:span text:style-name="T4">финансовую</text:span><text:span text:style-name="T1"> </text:span><text:span text:style-name="T4">поддержку</text:span><text:span text:style-name="T1"> </text:span><text:span text:style-name="T4">для</text:span><text:span text:style-name="T1"> </text:span></text:p>
      <text:p text:style-name="P8">того, чтобы приобрести известность</text:p>
      <text:p text:style-name="P11"><text:span text:style-name="T1">60) </text:span><text:span text:style-name="T4">иметь</text:span><text:span text:style-name="T1"> </text:span><text:span text:style-name="T4">мгновенно</text:span><text:span text:style-name="T1"> </text:span><text:span text:style-name="T4">узнаваемый</text:span><text:span text:style-name="T1"> </text:span><text:span text:style-name="T4">логотип</text:span></text:p>
      <text:p text:style-name="P6"/>
      <text:p text:style-name="P6">61) идентифицировать символ с компанией</text:p>
      <text:p text:style-name="P11"><text:span text:style-name="T1"><text:s/>62) мотивировать </text:span><text:span text:style-name="T4">кого</text:span><text:span text:style-name="T1">-</text:span><text:span text:style-name="T4">либо</text:span><text:span text:style-name="T1"> пойти и купить товар</text:span></text:p>
      <text:p text:style-name="P11"><text:span text:style-name="T1">63) </text:span><text:span text:style-name="T4">отражать</text:span><text:span text:style-name="T1"> </text:span><text:span text:style-name="T4">повседневную</text:span><text:span text:style-name="T1"> </text:span><text:span text:style-name="T4">жизнь</text:span></text:p>
      <text:p text:style-name="P11"><text:span text:style-name="T1">64) </text:span><text:span text:style-name="T4">увидеть</text:span><text:span text:style-name="T1"> </text:span><text:span text:style-name="T4">что</text:span><text:span text:style-name="T1">-</text:span><text:span text:style-name="T4">то</text:span><text:span text:style-name="T1"> </text:span><text:span text:style-name="T4">оригинальное</text:span><text:span text:style-name="T1"> </text:span><text:span text:style-name="T4">и</text:span><text:span text:style-name="T1"> </text:span><text:span text:style-name="T4">творческое</text:span></text:p>
      <text:p text:style-name="P11"><text:span text:style-name="T1">65) </text:span><text:span text:style-name="T4">располагаться</text:span><text:span text:style-name="T1">/</text:span><text:span text:style-name="T4">находиться</text:span><text:span text:style-name="T1"> </text:span><text:span text:style-name="T4">в</text:span><text:span text:style-name="T1"> </text:span><text:span text:style-name="T4">экзотическом</text:span><text:span text:style-name="T1"> </text:span><text:span text:style-name="T4">месте</text:span></text:p>
      <text:p text:style-name="P11"><text:span text:style-name="T7">66) </text:span><text:span text:style-name="T4">избавить</text:span><text:span text:style-name="T1"> </text:span><text:span text:style-name="T4">от</text:span><text:span text:style-name="T1"> </text:span><text:span text:style-name="T4">обыденности</text:span><text:span text:style-name="T1"> </text:span><text:span text:style-name="T4">повседневной</text:span></text:p>
      <text:p text:style-name="P8">жизни</text:p>
      <text:p text:style-name="P11"><text:span text:style-name="T1">67) </text:span><text:span text:style-name="T4">перенести</text:span><text:span text:style-name="T1"> </text:span><text:span text:style-name="T4">кого</text:span><text:span text:style-name="T1">-</text:span><text:span text:style-name="T4">то</text:span><text:span text:style-name="T1"> </text:span><text:span text:style-name="T4">в</text:span><text:span text:style-name="T1"> </text:span><text:span text:style-name="T4">какое</text:span><text:span text:style-name="T1">-</text:span><text:span text:style-name="T4">нибудь</text:span><text:span text:style-name="T1"> </text:span></text:p>
      <text:p text:style-name="P11"><text:span text:style-name="T4">экзотическое</text:span><text:span text:style-name="T1"> </text:span><text:span text:style-name="T4">или</text:span><text:span text:style-name="T1"> </text:span><text:span text:style-name="T4">романтичное</text:span><text:span text:style-name="T1"> </text:span><text:span text:style-name="T4">место</text:span></text:p>
      <text:p text:style-name="P11"><text:span text:style-name="T1">68) </text:span><text:span text:style-name="T4">рассказывать</text:span><text:span text:style-name="T1"> </text:span><text:span text:style-name="T4">вдохновляющие</text:span><text:span text:style-name="T1"> </text:span><text:span text:style-name="T4">истории</text:span></text:p>
      <text:p text:style-name="P11"><text:span text:style-name="T1">69) использ</text:span><text:span text:style-name="T4">овать</text:span><text:span text:style-name="T1"> совершенно новые, другие идеи</text:span></text:p>
      <text:p text:style-name="P11"><text:span text:style-name="T1">70) </text:span><text:span text:style-name="T4">заинтересовать</text:span><text:span text:style-name="T1"> </text:span><text:span text:style-name="T4">кого</text:span><text:span text:style-name="T1">-</text:span><text:span text:style-name="T4">либо</text:span></text:p>
      <text:p text:style-name="P11"><text:span text:style-name="T4">71) пробудить желание приобрести продукт</text:span></text:p>
      <text:p text:style-name="P11"><text:span text:style-name="T1"/></text:p>
      <text:p text:style-name="P11"><text:span text:style-name="T1">72) </text:span><text:span text:style-name="T4">ретушировать</text:span></text:p>
      <text:p text:style-name="P11"><text:span text:style-name="T1">73) </text:span><text:span text:style-name="T4">изменять</text:span><text:span text:style-name="T1">(</text:span><text:span text:style-name="T4">ся</text:span><text:span text:style-name="T1">)</text:span></text:p>
      <text:p text:style-name="P11"><text:span text:style-name="T1">74) </text:span><text:span text:style-name="T4">искажать</text:span></text:p>
      <text:p text:style-name="P11"><text:span text:style-name="T1">75) </text:span><text:span text:style-name="T4">улучшать</text:span></text:p>
      <text:p text:style-name="P11"><text:span text:style-name="T1">76) </text:span><text:span text:style-name="T4">преувеличивать</text:span></text:p>
      <text:p text:style-name="P11"><text:span text:style-name="T4">77) обрабатывать, редактировать (изображение)</text:span></text:p>
      <text:p text:style-name="P11"><text:span text:style-name="T4">78) изменять цифровое изображение, используя компьютерную программу </text:span></text:p>
      <text:p text:style-name="P6">Photoshop</text:p>
      <text:p text:style-name="P11"><text:span text:style-name="T1">79) </text:span><text:span text:style-name="T4">ретушировать</text:span></text:p>
      <text:p text:style-name="P4"/>
      <text:p text:style-name="P11"><text:span text:style-name="T1">80) </text:span><text:span text:style-name="T4">быть</text:span><text:span text:style-name="T1"> </text:span><text:span text:style-name="T4">приемлемым</text:span></text:p>
      <text:p text:style-name="P11"><text:span text:style-name="T4">81) быть отретушированным в цифровом виде</text:span></text:p>
      <text:p text:style-name="P11"><text:span text:style-name="T4">82) быть хорошо осведомленным о чем-то</text:span></text:p>
      <text:p text:style-name="P11"><text:span text:style-name="T4"/></text:p>
      <text:p text:style-name="P11"><text:span text:style-name="T4">83) становиться все более распространенным</text:span></text:p>
      <text:p text:style-name="P6">84) вызывать много споров</text:p>
      <text:p text:style-name="P11"><text:span text:style-name="T1">85) выступить в защиту </text:span><text:span text:style-name="T4">чего</text:span><text:span text:style-name="T1">-</text:span><text:span text:style-name="T4">то</text:span></text:p>
      <text:p text:style-name="P6">86) создать веб-сайт</text:p>
      <text:p text:style-name="P11"><text:span text:style-name="T1">87) </text:span><text:span text:style-name="T4">заставить</text:span><text:span text:style-name="T1"> </text:span><text:span text:style-name="T4">кого</text:span><text:span text:style-name="T1">-</text:span><text:span text:style-name="T4">то</text:span><text:span text:style-name="T1"> </text:span><text:span text:style-name="T4">выглядеть</text:span><text:span text:style-name="T1"> </text:span><text:span text:style-name="T4">более</text:span><text:span text:style-name="T1"> </text:span></text:p>
      <text:p text:style-name="P8">физически совершенным</text:p>
      <text:p text:style-name="P11"><text:span text:style-name="T1">88) </text:span><text:span text:style-name="T4">создавать</text:span><text:span text:style-name="T1"> / </text:span><text:span text:style-name="T4">потреблять</text:span><text:span text:style-name="T1"> </text:span><text:span text:style-name="T4">изображения</text:span></text:p>
      <text:p text:style-name="P11"><text:span text:style-name="T1">89) </text:span><text:span text:style-name="T4">продвигать</text:span><text:span text:style-name="T1"> </text:span><text:span text:style-name="T4">нереалистичный</text:span><text:span text:style-name="T1"> </text:span><text:span text:style-name="T4">и</text:span></text:p>
      <text:p text:style-name="P8">искаженный образ</text:p>
      <text:p text:style-name="P11"><text:soft-page-break/><text:span text:style-name="T4">90) использовать навыки критического мышления</text:span></text:p>
      <text:p text:style-name="P11"><text:span text:style-name="T4">91) использовать различное программное обеспечение</text:span></text:p>
      <text:p text:style-name="P11"><text:span text:style-name="T4">92) просматривать изображения</text:span></text:p>
      <text:p text:style-name="P11"><text:span text:style-name="T4">93) </text:span><text:span text:style-name="T6"><text:tab/></text:span><text:span text:style-name="T4">обрабатывать, редактировать изображения (с целью улучшения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w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22:28:29.875106430</meta:creation-date>
    <dc:date>2024-02-28T16:32:37.412106153</dc:date>
    <meta:editing-duration>PT1H34M1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101" meta:word-count="387" meta:character-count="3008" meta:non-whitespace-character-count="2713"/>
  </office:meta>
</office:document-meta>
</file>